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2" svg:font-family="Monospace" style:font-pitch="fixed"/>
    <style:font-face style:name="Monospace1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paragraph-rsid="00c2066e"/>
    </style:style>
    <style:style style:name="P2" style:family="paragraph" style:parent-style-name="Heading_20_1">
      <style:text-properties officeooo:rsid="00be338f" officeooo:paragraph-rsid="00be338f"/>
    </style:style>
    <style:style style:name="P3" style:family="paragraph" style:parent-style-name="Text_20_body" style:list-style-name="L3">
      <style:paragraph-properties fo:text-align="start" style:justify-single-word="false" style:writing-mode="lr-tb"/>
      <style:text-properties officeooo:rsid="00eb6387" officeooo:paragraph-rsid="00c2066e"/>
    </style:style>
    <style:style style:name="P4" style:family="paragraph" style:parent-style-name="Text_20_body">
      <style:paragraph-properties fo:text-align="end" style:justify-single-word="false" style:writing-mode="rl-tb"/>
      <style:text-properties officeooo:rsid="00eb6387" officeooo:paragraph-rsid="00c2066e"/>
    </style:style>
    <style:style style:name="P5" style:family="paragraph" style:parent-style-name="Standard">
      <style:text-properties officeooo:rsid="00be5dd4" officeooo:paragraph-rsid="00be5dd4"/>
    </style:style>
    <style:style style:name="P6" style:family="paragraph" style:parent-style-name="Standard">
      <style:text-properties officeooo:rsid="00bea89a" officeooo:paragraph-rsid="00bea89a"/>
    </style:style>
    <style:style style:name="P7" style:family="paragraph" style:parent-style-name="Standard">
      <style:text-properties officeooo:rsid="00c403b4" officeooo:paragraph-rsid="00d1a8f6"/>
    </style:style>
    <style:style style:name="P8" style:family="paragraph" style:parent-style-name="Standard">
      <style:text-properties officeooo:rsid="00c9723c" officeooo:paragraph-rsid="00c9723c"/>
    </style:style>
    <style:style style:name="P9" style:family="paragraph" style:parent-style-name="Standard">
      <style:text-properties officeooo:rsid="00c9723c" officeooo:paragraph-rsid="00cd515c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c9723c" officeooo:paragraph-rsid="00c9723c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d1a8f6" officeooo:paragraph-rsid="00d1a8f6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cd515c" officeooo:paragraph-rsid="00cd515c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d1a8f6" officeooo:paragraph-rsid="00d1a8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403b4" style:font-weight-asian="bold" style:font-weight-complex="bold"/>
    </style:style>
    <style:style style:name="T3" style:family="text">
      <style:text-properties fo:color="#000000" style:font-name="Monospace1" fo:font-size="12pt" style:font-size-asian="12pt"/>
    </style:style>
    <style:style style:name="T4" style:family="text">
      <style:text-properties fo:color="#6a3e3e" style:font-name="Monospace1" fo:font-size="12pt" style:font-size-asian="12pt"/>
    </style:style>
    <style:style style:name="T5" style:family="text">
      <style:text-properties fo:color="#7f0055" style:font-name="Monospace1" fo:font-size="12pt" fo:font-weight="bold" style:font-size-asian="12pt" style:font-weight-asian="bold"/>
    </style:style>
    <style:style style:name="T6" style:family="text">
      <style:text-properties fo:font-size="8pt" officeooo:rsid="00c4c5fb" style:font-size-asian="8pt" style:font-size-complex="8pt"/>
    </style:style>
    <style:style style:name="T7" style:family="text">
      <style:text-properties officeooo:rsid="00bea89a"/>
    </style:style>
    <style:style style:name="T8" style:family="text">
      <style:text-properties officeooo:rsid="00bfde8b"/>
    </style:style>
    <style:style style:name="T9" style:family="text">
      <style:text-properties officeooo:rsid="00c2066e"/>
    </style:style>
    <style:style style:name="T10" style:family="text">
      <style:text-properties officeooo:rsid="00c403b4"/>
    </style:style>
    <style:style style:name="T11" style:family="text">
      <style:text-properties officeooo:rsid="00c4c5fb"/>
    </style:style>
    <style:style style:name="T12" style:family="text">
      <style:text-properties officeooo:rsid="00c66d12"/>
    </style:style>
    <style:style style:name="T13" style:family="text">
      <style:text-properties officeooo:rsid="00cc1d41"/>
    </style:style>
    <style:style style:name="T14" style:family="text">
      <style:text-properties officeooo:rsid="00cdd7b0"/>
    </style:style>
    <style:style style:name="T15" style:family="text">
      <style:text-properties officeooo:rsid="00d022b5"/>
    </style:style>
    <style:style style:name="T16" style:family="text">
      <style:text-properties officeooo:rsid="00d1a8f6"/>
    </style:style>
    <style:style style:name="T17" style:family="text">
      <style:text-properties officeooo:rsid="00d48091"/>
    </style:style>
    <style:style style:name="T18" style:family="text">
      <style:text-properties officeooo:rsid="00d4ae1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ממשקים</text:h>
      <text:p text:style-name="P5"><text:span text:style-name="T1">ממשק</text:span> הוא אוסף של כותרות של מתודות, בלי <text:span text:style-name="T7">גוף</text:span>.</text:p>
      <text:p text:style-name="P5"/>
      <text:p text:style-name="P5">בשיעור הקודם למדנו על מחלקה – למחלקה יש מתודות עם <text:span text:style-name="T8">גוף שמגדיר איך הן פועלות</text:span>, ויש גם שדות (משתנים). <text:s text:c="2"/><text:span text:style-name="T7">אבל למה צריך ממשק, שיש בו רק מתודות, ובלי גוף? זה לא נשמע שימושי במיוחד!</text:span></text:p>
      <text:p text:style-name="P5"/>
      <text:p text:style-name="P6">למעשה, ממשק הוא דבר מאד שימושי. <text:span text:style-name="T10">הוא מאפשר לנו לכתוב </text:span><text:span text:style-name="T2">אלגוריתם</text:span><text:span text:style-name="T10"> כללי, שיכול לעבוד על הרבה מחלקות שונות.</text:span></text:p>
      <text:p text:style-name="P6"/>
      <text:p text:style-name="P7">למשל, נניח שאנחנו רוצים לכתוב <text:span text:style-name="T14">מתודה </text:span>לציור גרף של <text:span text:style-name="T12">הפונקציה y=sin(x)</text:span>. <text:span text:style-name="T11">הקוד הוא די מורכב </text:span><text:span text:style-name="T6">(הקוד נמצא בגיטהאב. כדי שהוא יעבוד, צריך לוודא שיש לכם ג’אבה גירסה 9 לפחות. אם אתם משתמשים באקליפס, וודאו שיש לכם את גירסת Oxygen לפחות)</text:span><text:span text:style-name="T11">. עכשיו, אנחנו רוצים לצייר גרף של פונקציה אחרת – y=tan(2x). <text:s/>הקוד הוא כמעט זהה – השורה היחידה שצריך לשנות היא השורה שבה מחשבים ערך של y המתאים לערך מסויים של x. <text:s/>במקום לכתוב:</text:span></text:p>
      <text:p text:style-name="P12">y = Math.sin(x);</text:p>
      <text:p text:style-name="P14">צריך לכתוב:</text:p>
      <text:p text:style-name="P12">y = Math.tan(2*x);</text:p>
      <text:p text:style-name="P7"><text:span text:style-name="T11">חבל לכתוב את אותו קוד פעמיים רק בשביל לצייר פונקציה אחרת, נכון? <text:s/></text:span></text:p>
      <text:p text:style-name="P8"/>
      <text:p text:style-name="P8">בדיוק בשביל זה המציאו את ה<text:span text:style-name="T1">ממשק</text:span>. <text:s/><text:span text:style-name="T13">אנחנו </text:span>ניצור ממשק <text:span text:style-name="T13">חדש עם מתודה אחת בלבד בלי גוף:</text:span></text:p>
      <text:p text:style-name="P11"><text:span text:style-name="T5">public</text:span><text:span text:style-name="T3"> </text:span><text:span text:style-name="T5">interface</text:span><text:span text:style-name="T3"> Function {</text:span></text:p>
      <text:p text:style-name="P10"><text:span text:style-name="T3"><text:tab/></text:span><text:span text:style-name="T5">double</text:span><text:span text:style-name="T3"> apply(</text:span><text:span text:style-name="T5">double</text:span><text:span text:style-name="T3"> </text:span><text:span text:style-name="T4">x</text:span><text:span text:style-name="T3">);</text:span></text:p>
      <text:p text:style-name="P10"><text:span text:style-name="T3">}</text:span></text:p>
      <text:p text:style-name="P13">עכשיו, <text:span text:style-name="T16">נשנה </text:span>את המתודה <text:span text:style-name="T15">לציור גרף של פונקציה, כך שתקבל פרמטר נוסף f מסוג Function, ונשנה את השורה המחשבת את ערך y ל:</text:span></text:p>
      <text:p text:style-name="P12">y = f.apply(x);</text:p>
      <text:p text:style-name="P14">כל עצם שיגיד לנו איך לממש את המתודה apply – <text:span text:style-name="T18">נוכל לצייר אותו!</text:span></text:p>
      <text:p text:style-name="P14"/>
      <text:p text:style-name="P14"/>
      <text:p text:style-name="P9"/>
      <text:p text:style-name="P1">מקורות </text:p>
      <text:list xml:id="list8385461635628408108" text:style-name="L3">
        <text:list-item>
          <text:p text:style-name="P3">Cay Horstmann, “Core Java for the Impatient”, chapter <text:span text:style-name="T9">3</text:span>.</text:p>
        </text:list-item>
      </text:list>
      <text:p text:style-name="P4">סיכם <text:span text:style-name="T9">והוסיף</text:span>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2" svg:font-family="Monospace" style:font-pitch="fixed"/>
    <style:font-face style:name="Monospace1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1" fo:font-family="Monospace" style:font-style-name="Regular" style:font-pitch="fixed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1-05T19:06:40.046833858</dc:date>
    <meta:editing-duration>PT3H25M55S</meta:editing-duration>
    <meta:editing-cycles>181</meta:editing-cycles>
    <meta:document-statistic meta:table-count="0" meta:image-count="0" meta:object-count="0" meta:page-count="1" meta:paragraph-count="19" meta:word-count="229" meta:character-count="1239" meta:non-whitespace-character-count="1017"/>
  </office:meta>
</office:document-meta>
</file>